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HTML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<text:s/>addCourse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addRound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addTeeBox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addTeeTime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courses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editCourse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editRound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editTeeBox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editTeeTime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events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home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players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round.html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<text:s/>viewCourse.htm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viewPlayer.html</text:p>
          </table:table-cell>
          <table:table-cell office:value-type="string" calcext:value-type="string">
            <text:p>done</text:p>
          </table:table-cell>
        </table:table-row>
      </table:table>
      <table:table table:name="Controllers" table:style-name="ta1">
        <table:table-column table:style-name="co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addCourseController.j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ddRoundController.j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ddTeeBoxController.j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ddTeeTimeController.j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oursesController.j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editCourseController.j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editRoundController.j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editTeeBoxController.j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editTeeTimeController.j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eventsController.j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layersController.j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viewCourseController.j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viewPlayerController.js</text:p>
          </table:table-cell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 style:data-style-name="N2" text:time-value="17:42:36.024495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7T23:47:08.432339187</dc:date>
    <meta:generator>LibreOffice/4.2.7.2$Linux_X86_64 LibreOffice_project/420m0$Build-2</meta:generator>
    <meta:editing-duration>P0D</meta:editing-duration>
    <meta:editing-cycles>1</meta:editing-cycles>
    <meta:document-statistic meta:table-count="2" meta:cell-count="60" meta:object-count="0"/>
  </office:meta>
</office:document-meta>
</file>